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33cm" fo:min-width="2.35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77cm" fo:min-width="4.263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3.31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42cm" fo:min-width="3.31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43cm" fo:min-width="2.67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2.675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608cm" fo:min-width="2.04cm" style:writing-mode="lr-tb"/>
      <style:paragraph-properties style:writing-mode="lr-tb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20" style:family="graphic" style:parent-style-name="standard">
      <style:graphic-properties draw:opacity="10%" draw:textarea-horizontal-align="justify" draw:textarea-vertical-align="middle" draw:auto-grow-height="false" fo:min-height="8.64cm" fo:min-width="16.6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4.263cm" style:writing-mode="lr-tb"/>
      <style:paragraph-properties style:writing-mode="lr-tb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766cm" svg:y="2.143cm">
          <text:p text:style-name="P1">CVA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2.766cm" svg:y="6.588cm">
          <text:p text:style-name="P1">CVAT_C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3.492cm" svg:x="12.609cm" svg:y="5.95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763cm" svg:height="4.127cm" svg:x="2.587cm" svg:y="14.018cm">
          <text:p text:style-name="P1">Weed_tr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81cm" svg:x="3.222cm" svg:y="21.637cm">
          <text:p text:style-name="P1">Optun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3.492cm" svg:x="12.112cm" svg:y="14.017cm">
          <text:p text:style-name="P1">Json confi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75cm" svg:height="3.493cm" svg:x="10.842cm" svg:y="19.415cm">
          <text:p text:style-name="P1">Optuna</text:p>
          <text:p text:style-name="P1">Dashboard</text:p>
          <text:p text:style-name="P1">web-U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3.175cm" svg:x="16.24cm" svg:y="21.637cm">
          <text:p text:style-name="P1">Tensor</text:p>
          <text:p text:style-name="P1">Board</text:p>
          <text:p text:style-name="P1">web-UI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175cm" svg:height="0.962cm" svg:x="7.985cm" svg:y="14.96cm">
          <draw:text-box>
            <text:p>file_read</text:p>
          </draw:text-box>
        </draw:frame>
        <draw:line draw:style-name="gr9" draw:text-style-name="P4" draw:layer="layout" svg:x1="4.353cm" svg:y1="6.588cm" svg:x2="4.353cm" svg:y2="4.683cm">
          <text:p/>
        </draw:line>
        <draw:frame draw:style-name="gr10" draw:text-style-name="P3" draw:layer="layout" svg:width="2.754cm" svg:height="0.962cm" svg:x="4.139cm" svg:y="5.318cm">
          <draw:text-box>
            <text:p>http_api</text:p>
          </draw:text-box>
        </draw:frame>
        <draw:line draw:style-name="gr11" draw:text-style-name="P4" draw:layer="layout" svg:x1="6.576cm" svg:y1="7.858cm" svg:x2="12.608cm" svg:y2="7.858cm">
          <text:p/>
        </draw:line>
        <draw:frame draw:style-name="gr10" draw:text-style-name="P3" draw:layer="layout" svg:width="2.754cm" svg:height="0.962cm" svg:x="7.846cm" svg:y="7.119cm">
          <draw:text-box>
            <text:p>http_api</text:p>
          </draw:text-box>
        </draw:frame>
        <draw:line draw:style-name="gr12" draw:text-style-name="P4" draw:layer="layout" svg:x1="5.127cm" svg:y1="18.145cm" svg:x2="5.127cm" svg:y2="21.637cm">
          <text:p/>
        </draw:line>
        <draw:frame draw:style-name="gr13" draw:text-style-name="P3" draw:layer="layout" svg:width="2.432cm" svg:height="0.962cm" svg:x="5.127cm" svg:y="19.088cm">
          <draw:text-box>
            <text:p>lib_call</text:p>
          </draw:text-box>
        </draw:frame>
        <draw:line draw:style-name="gr14" draw:text-style-name="P4" draw:layer="layout" svg:x1="7.35cm" svg:y1="15.922cm" svg:x2="12.112cm" svg:y2="15.922cm">
          <text:p/>
        </draw:line>
        <draw:line draw:style-name="gr15" draw:text-style-name="P4" draw:layer="layout" svg:x1="7.032cm" svg:y1="23.225cm" svg:x2="10.842cm" svg:y2="21.002cm">
          <text:p/>
        </draw:line>
        <draw:custom-shape draw:style-name="gr16" draw:text-style-name="P2" draw:layer="layout" svg:width="2.54cm" svg:height="2.858cm" svg:x="10.525cm" svg:y="25.765cm">
          <text:p text:style-name="P1">Log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7.032cm" svg:y1="23.86cm" svg:x2="11.795cm" svg:y2="25.765cm">
          <text:p/>
        </draw:line>
        <draw:frame draw:style-name="gr8" draw:text-style-name="P3" draw:layer="layout" svg:width="2.432cm" svg:height="0.962cm" svg:x="7.458cm" svg:y="20.675cm">
          <draw:text-box>
            <text:p>lib_call</text:p>
          </draw:text-box>
        </draw:frame>
        <draw:line draw:style-name="gr18" draw:text-style-name="P4" draw:layer="layout" svg:x1="16.24cm" svg:y1="23.224cm" svg:x2="11.795cm" svg:y2="25.765cm">
          <text:p/>
        </draw:line>
        <draw:frame draw:style-name="gr19" draw:text-style-name="P3" draw:layer="layout" svg:width="3cm" svg:height="0.962cm" svg:x="7.207cm" svg:y="24.812cm">
          <draw:text-box>
            <text:p>file_write</text:p>
          </draw:text-box>
        </draw:frame>
        <draw:frame draw:style-name="gr8" draw:text-style-name="P3" draw:layer="layout" svg:width="2.928cm" svg:height="0.962cm" svg:x="13.065cm" svg:y="24.803cm">
          <draw:text-box>
            <text:p>file_read</text:p>
          </draw:text-box>
        </draw:frame>
        <draw:custom-shape draw:style-name="gr20" draw:text-style-name="P5" draw:layer="layout" svg:width="17.145cm" svg:height="8.89cm" svg:x="1.813cm" svg:y="1.50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768cm" svg:height="0.962cm" svg:x="12.926cm" svg:y="1.508cm">
          <draw:text-box>
            <text:p>Weed_annotations</text:p>
          </draw:text-box>
        </draw:frame>
        <draw:custom-shape draw:style-name="gr22" draw:text-style-name="P2" draw:layer="layout" svg:width="4.763cm" svg:height="1.905cm" svg:x="2.587cm" svg:y="10.842cm">
          <text:p text:style-name="P1">Weeds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4.81cm" svg:y1="14.017cm" svg:x2="4.81cm" svg:y2="12.747cm">
          <text:p/>
        </draw:line>
        <draw:frame draw:style-name="gr13" draw:text-style-name="P3" draw:layer="layout" svg:width="2.432cm" svg:height="0.962cm" svg:x="4.918cm" svg:y="12.747cm">
          <draw:text-box>
            <text:p>lib_call</text:p>
          </draw:text-box>
        </draw:frame>
        <draw:line draw:style-name="gr24" draw:text-style-name="P4" draw:layer="layout" svg:x1="7.35cm" svg:y1="11.795cm" svg:x2="12.43cm" svg:y2="8.302cm">
          <text:p/>
        </draw:line>
        <draw:frame draw:style-name="gr10" draw:text-style-name="P3" draw:layer="layout" svg:width="2.754cm" svg:height="0.962cm" svg:x="8.406cm" svg:y="10.833cm">
          <draw:text-box>
            <text:p>http_ap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0:13:14.737924393</meta:creation-date>
    <dc:date>2023-03-02T10:47:55.932637847</dc:date>
    <meta:editing-duration>PT22M27S</meta:editing-duration>
    <meta:editing-cycles>7</meta:editing-cycles>
    <meta:generator>LibreOffice/7.5.1.2$Linux_X86_64 LibreOffice_project/50$Build-2</meta:generator>
    <meta:document-statistic meta:object-count="30"/>
  </office:meta>
</office:document-meta>
</file>